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1.348cm"/>
    </style:style>
    <style:style style:name="co4" style:family="table-column">
      <style:table-column-properties fo:break-before="auto" style:column-width="1.039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476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1.272cm"/>
    </style:style>
    <style:style style:name="co11" style:family="table-column">
      <style:table-column-properties fo:break-before="auto" style:column-width="1.45cm"/>
    </style:style>
    <style:style style:name="co12" style:family="table-column">
      <style:table-column-properties fo:break-before="auto" style:column-width="1.755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1.501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5.652cm"/>
    </style:style>
    <style:style style:name="co17" style:family="table-column">
      <style:table-column-properties fo:break-before="auto" style:column-width="1.399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7.414cm"/>
    </style:style>
    <style:style style:name="ro1" style:family="table-row">
      <style:table-row-properties style:row-height="0.81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Ef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januar_2024.C2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januar_2024.C2"/>
    </style:style>
    <style:style style:name="ce16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 style:data-style-name="N10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7" style:family="table-cell" style:parent-style-name="Default" style:data-style-name="N36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78" style:family="table-cell" style:parent-style-name="Default" style:data-style-name="N36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6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2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32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4" style:base-cell-address="januar_2024.C2"/>
    </style:style>
    <style:style style:name="ce3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64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E2"/>
    </style:style>
    <style:style style:name="ce4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15"/>
    </style:style>
    <style:style style:name="ce4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19"/>
    </style:style>
    <style:style style:name="ce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20"/>
    </style:style>
    <style:style style:name="ce4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V34"/>
    </style:style>
    <style:style style:name="ce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0" style:apply-style-name="ConditionalStyle_5f_6" style:base-cell-address="januar_2024.Y14"/>
    </style:style>
    <style:style style:name="ce82" style:family="table-cell" style:parent-style-name="Default" style:data-style-name="N100">
      <style:table-cell-properties fo:border-bottom="0.74pt solid #000000" fo:background-color="#ffffd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3" style:family="table-cell" style:parent-style-name="Default" style:data-style-name="N100">
      <style:table-cell-properties fo:border-bottom="0.74pt solid #000000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style:shrink-to-fit="false" fo:border-top="0.74pt solid #ce181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5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_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9"/>
        <table:table-column table:style-name="co3" table:default-cell-style-name="ce67"/>
        <table:table-column table:style-name="co4" table:default-cell-style-name="ce71"/>
        <table:table-column table:style-name="co5" table:default-cell-style-name="ce67"/>
        <table:table-column table:style-name="co6" table:default-cell-style-name="ce67"/>
        <table:table-column table:style-name="co6" table:default-cell-style-name="ce35"/>
        <table:table-column table:style-name="co6" table:default-cell-style-name="ce67"/>
        <table:table-column table:style-name="co6" table:default-cell-style-name="ce35"/>
        <table:table-column table:style-name="co3" table:default-cell-style-name="ce35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number-columns-repeated="2" table:default-cell-style-name="ce67"/>
        <table:table-column table:style-name="co11" table:default-cell-style-name="ce67"/>
        <table:table-column table:style-name="co12" table:default-cell-style-name="ce67"/>
        <table:table-column table:style-name="co1" table:default-cell-style-name="ce67"/>
        <table:table-column table:style-name="co7" table:default-cell-style-name="ce67"/>
        <table:table-column table:style-name="co13" table:default-cell-style-name="ce35"/>
        <table:table-column table:style-name="co14" table:default-cell-style-name="ce67"/>
        <table:table-column table:style-name="co12" table:default-cell-style-name="ce35"/>
        <table:table-column table:style-name="co15" table:default-cell-style-name="ce35"/>
        <table:table-column table:style-name="co16" table:default-cell-style-name="ce94"/>
        <table:table-column table:style-name="co17" table:default-cell-style-name="ce69"/>
        <table:table-column table:style-name="co18" table:number-columns-repeated="993" table:default-cell-style-name="ce69"/>
        <table:table-column table:style-name="co18" table:number-columns-repeated="6" table:default-cell-style-name="Default"/>
        <table:table-row table:style-name="ro1">
          <table:table-cell table:style-name="ce2" office:value-type="string" calcext:value-type="string">
            <text:p>Status</text:p>
            <text:p>2024</text:p>
          </table:table-cell>
          <table:table-cell table:style-name="ce13" office:value-type="string" calcext:value-type="string">
            <text:p>Regbotter</text:p>
          </table:table-cell>
          <table:table-cell table:style-name="ce25" office:value-type="string" calcext:value-type="string">
            <text:p>Count</text:p>
          </table:table-cell>
          <table:table-cell table:style-name="ce37" office:value-type="string" calcext:value-type="string">
            <text:p>#</text:p>
          </table:table-cell>
          <table:table-cell table:style-name="ce13" office:value-type="string" calcext:value-type="string">
            <text:p>dato</text:p>
          </table:table-cell>
          <table:table-cell table:style-name="ce13" office:value-type="string" calcext:value-type="string">
            <text:p>Line</text:p>
            <text:p>Shaddow</text:p>
          </table:table-cell>
          <table:table-cell table:style-name="ce52" office:value-type="string" calcext:value-type="string">
            <text:p>Linje</text:p>
            <text:p>Sensor</text:p>
          </table:table-cell>
          <table:table-cell table:style-name="ce13" office:value-type="string" calcext:value-type="string">
            <text:p>Batteri</text:p>
            <text:p>OK</text:p>
          </table:table-cell>
          <table:table-cell table:style-name="ce52" office:value-type="string" calcext:value-type="string">
            <text:p>Nyt</text:p>
            <text:p>Batteri</text:p>
          </table:table-cell>
          <table:table-cell table:style-name="ce52" office:value-type="string" calcext:value-type="string">
            <text:p>Label</text:p>
            <text:p>Ny</text:p>
          </table:table-cell>
          <table:table-cell table:style-name="ce13" office:value-type="string" calcext:value-type="string">
            <text:p>IR</text:p>
          </table:table-cell>
          <table:table-cell table:style-name="ce52" office:value-type="string" calcext:value-type="string">
            <text:p>motor</text:p>
            <text:p>Test</text:p>
          </table:table-cell>
          <table:table-cell table:style-name="ce52" office:value-type="string" calcext:value-type="string">
            <text:p>raubase</text:p>
            <text:p>Version</text:p>
          </table:table-cell>
          <table:table-cell table:style-name="ce52" office:value-type="string" calcext:value-type="string">
            <text:p>68tpr</text:p>
          </table:table-cell>
          <table:table-cell table:style-name="ce13" office:value-type="string" calcext:value-type="string">
            <text:p>4.1 </text:p>
            <text:p>Sw</text:p>
          </table:table-cell>
          <table:table-cell table:style-name="ce25" office:value-type="string" calcext:value-type="string">
            <text:p>PI</text:p>
            <text:p>Ver</text:p>
          </table:table-cell>
          <table:table-cell table:style-name="ce25" office:value-type="string" calcext:value-type="string">
            <text:p>camera on</text:p>
          </table:table-cell>
          <table:table-cell table:style-name="ce13" office:value-type="string" calcext:value-type="string">
            <text:p>IMU</text:p>
            <text:p>Tilt</text:p>
          </table:table-cell>
          <table:table-cell table:style-name="ce13" office:value-type="string" calcext:value-type="string">
            <text:p>IO</text:p>
            <text:p>LEDs</text:p>
          </table:table-cell>
          <table:table-cell table:style-name="ce52" office:value-type="string" calcext:value-type="string">
            <text:p>Mission</text:p>
            <text:p>Start</text:p>
          </table:table-cell>
          <table:table-cell table:style-name="ce13" office:value-type="string" calcext:value-type="string">
            <text:p>Line </text:p>
            <text:p>follow</text:p>
          </table:table-cell>
          <table:table-cell table:style-name="ce52" office:value-type="string" calcext:value-type="string">
            <text:p>Bat</text:p>
            <text:p>Volt</text:p>
          </table:table-cell>
          <table:table-cell table:style-name="ce52" office:value-type="string" calcext:value-type="string">
            <text:p>rm log</text:p>
          </table:table-cell>
          <table:table-cell table:style-name="ce13" office:value-type="string" calcext:value-type="string">
            <text:p>andet</text:p>
          </table:table-cell>
          <table:table-cell table:style-name="ce12"/>
          <table:table-cell table:style-name="ce82" table:number-columns-repeated="4"/>
          <table:table-cell table:style-name="ce83" table:number-columns-repeated="989"/>
          <table:table-cell table:style-name="ce69" table:number-columns-repeated="6"/>
        </table:table-row>
        <table:table-row table:style-name="ro2">
          <table:table-cell table:style-name="ce3"/>
          <table:table-cell table:style-name="Default" office:value-type="string" calcext:value-type="string">
            <text:p>Alfred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77" office:value-type="date" office:date-value="2024-01-27" calcext:value-type="date">
            <text:p>2024-01-27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1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sca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1" calcext:value-type="float">
            <text:p>101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??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?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Coc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2" calcext:value-type="float">
            <text:p>102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4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ack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3" calcext:value-type="float">
            <text:p>103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??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??</text:p>
          </table:table-cell>
          <table:table-cell table:style-name="ce29" office:value-type="string" calcext:value-type="string">
            <text:p>ok</text:p>
          </table:table-cell>
          <table:table-cell table:style-name="ce54" office:value-type="string" calcext:value-type="string">
            <text:p>Test-robot (army-grønne hjul)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William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4" calcext:value-type="float">
            <text:p>104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Oliv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5" calcext:value-type="float">
            <text:p>105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ksel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6" calcext:value-type="float">
            <text:p>106</text:p>
          </table:table-cell>
          <table:table-cell table:style-name="ce77" office:value-type="date" office:date-value="2024-01-24" calcext:value-type="date">
            <text:p>2024-01-24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Arthu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7" calcext:value-type="float">
            <text:p>107</text:p>
          </table:table-cell>
          <table:table-cell table:style-name="ce78" office:value-type="date" office:date-value="2024-01-26" calcext:value-type="date">
            <text:p>2024-01-26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string" calcext:value-type="string">
            <text:p>68tpr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3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Kai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08" calcext:value-type="float">
            <text:p>108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/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iper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09" calcext:value-type="float">
            <text:p>109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4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Noa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0" calcext:value-type="float">
            <text:p>110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3</text:p>
          </table:table-cell>
          <table:table-cell table:style-name="ce28" office:value-type="string" calcext:value-type="string">
            <text:p>ok</text:p>
          </table:table-cell>
          <table:table-cell table:style-name="ce55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Emil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1" calcext:value-type="float">
            <text:p>111</text:p>
          </table:table-cell>
          <table:table-cell table:style-name="ce78" office:value-type="date" office:date-value="2024-01-30" calcext:value-type="date">
            <text:p>2024-01-30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0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August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2" calcext:value-type="float">
            <text:p>112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8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5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57"/>
          <table:table-cell table:style-name="ce8" table:number-columns-repeated="993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June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3" calcext:value-type="float">
            <text:p>113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table:number-columns-repeated="2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4" office:value-type="string" calcext:value-type="string">
            <text:p>11.9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Sky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4" calcext:value-type="float">
            <text:p>114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2</text:p>
          </table:table-cell>
          <table:table-cell table:style-name="ce28" office:value-type="string" calcext:value-type="string">
            <text:p>ok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at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5" calcext:value-type="float">
            <text:p>115</text:p>
          </table:table-cell>
          <table:table-cell table:style-name="ce78" office:value-type="date" office:date-value="2024-01-24" calcext:value-type="date">
            <text:p>2024-01-24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2</text:p>
          </table:table-cell>
          <table:table-cell table:style-name="ce29" office:value-type="string" calcext:value-type="string">
            <text:p>ok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irdie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6" calcext:value-type="float">
            <text:p>116</text:p>
          </table:table-cell>
          <table:table-cell table:style-name="ce77" office:value-type="date" office:date-value="2024-01-22" calcext:value-type="date">
            <text:p>2024-01-22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/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1.9</text:p>
          </table:table-cell>
          <table:table-cell table:style-name="ce28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Gandalf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7" calcext:value-type="float">
            <text:p>117</text:p>
          </table:table-cell>
          <table:table-cell table:style-name="ce78" office:value-type="date" office:date-value="2024-01-22" calcext:value-type="date">
            <text:p>2024-01-22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3" calcext:value-type="float">
            <text:p>583</text:p>
          </table:table-cell>
          <table:table-cell table:style-name="ce29"/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45" office:value-type="string" calcext:value-type="string">
            <text:p>12.3</text:p>
          </table:table-cell>
          <table:table-cell table:style-name="ce45" office:value-type="string" calcext:value-type="string">
            <text:p>ja</text:p>
          </table:table-cell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Hug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18" calcext:value-type="float">
            <text:p>118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46" office:value-type="string" calcext:value-type="string">
            <text:p>12.3</text:p>
          </table:table-cell>
          <table:table-cell table:style-name="ce46" office:value-type="string" calcext:value-type="string">
            <text:p>ja</text:p>
          </table:table-cell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Newton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19" calcext:value-type="float">
            <text:p>119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1 ok</text:p>
          </table:table-cell>
          <table:table-cell table:style-name="ce29"/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1.3</text:p>
          </table:table-cell>
          <table:table-cell table:style-name="ce29" office:value-type="string" calcext:value-type="string">
            <text:p>ja</text:p>
          </table:table-cell>
          <table:table-cell table:style-name="ce10" table:number-columns-repeated="995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Theo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77" office:value-type="date" office:date-value="2024-01-26" calcext:value-type="date">
            <text:p>2024-01-26</text:p>
          </table:table-cell>
          <table:table-cell table:style-name="ce77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nej</text:p>
          </table:table-cell>
          <table:table-cell table:style-name="ce28" office:value-type="string" calcext:value-type="string">
            <text:p>ja</text:p>
          </table:table-cell>
          <table:table-cell table:style-name="ce23" office:value-type="string" calcext:value-type="string">
            <text:p>2 ok</text:p>
          </table:table-cell>
          <table:table-cell table:style-name="ce28" office:value-type="string" calcext:value-type="string">
            <text:p>ok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string" calcext:value-type="string">
            <text:p>68tpr</text:p>
          </table:table-cell>
          <table:table-cell table:style-name="ce23" office:value-type="float" office:value="1646" calcext:value-type="float">
            <text:p>1646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ok</text:p>
          </table:table-cell>
          <table:table-cell table:style-name="ce23" office:value-type="string" calcext:value-type="string">
            <text:p>imu ok</text:p>
          </table:table-cell>
          <table:table-cell table:style-name="ce2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23" office:value-type="string" calcext:value-type="string">
            <text:p>no test</text:p>
          </table:table-cell>
          <table:table-cell table:style-name="ce28" office:value-type="string" calcext:value-type="string">
            <text:p>12.4</text:p>
          </table:table-cell>
          <table:table-cell table:style-name="ce28" office:value-type="string" calcext:value-type="string">
            <text:p>ja</text:p>
          </table:table-cell>
          <table:table-cell table:style-name="ce53" office:value-type="string" calcext:value-type="string">
            <text:p>svag linjesensor?</text:p>
          </table:table-cell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Liam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21" calcext:value-type="float">
            <text:p>121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9" office:value-type="string" calcext:value-type="string">
            <text:p>ok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 office:value-type="string" calcext:value-type="string">
            <text:p>12.1</text:p>
          </table:table-cell>
          <table:table-cell table:style-name="ce29" office:value-type="string" calcext:value-type="string">
            <text:p>ja</text:p>
          </table:table-cell>
          <table:table-cell table:style-name="ce54" office:value-type="string" calcext:value-type="string">
            <text:p>old IO-board (Søren B)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Bode</text:p>
          </table:table-cell>
          <table:table-cell table:style-name="ce14"/>
          <table:table-cell table:style-name="ce19" office:value-type="float" office:value="122" calcext:value-type="float">
            <text:p>12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Verdi</text:p>
          </table:table-cell>
          <table:table-cell table:style-name="ce15" office:value-type="float" office:value="1" calcext:value-type="float">
            <text:p>1</text:p>
          </table:table-cell>
          <table:table-cell table:style-name="ce19" office:value-type="float" office:value="123" calcext:value-type="float">
            <text:p>123</text:p>
          </table:table-cell>
          <table:table-cell table:style-name="ce78" office:value-type="date" office:date-value="2024-01-27" calcext:value-type="date">
            <text:p>2024-01-27</text:p>
          </table:table-cell>
          <table:table-cell table:style-name="ce78" office:value-type="string" calcext:value-type="string">
            <text:p>nej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nej</text:p>
          </table:table-cell>
          <table:table-cell table:style-name="ce29" office:value-type="string" calcext:value-type="string">
            <text:p>ja</text:p>
          </table:table-cell>
          <table:table-cell table:style-name="ce24" office:value-type="string" calcext:value-type="string">
            <text:p>2 ok</text:p>
          </table:table-cell>
          <table:table-cell table:style-name="ce24" office:value-type="string" calcext:value-type="string">
            <text:p>ok</text:p>
          </table:table-cell>
          <table:table-cell table:style-name="ce24" office:value-type="float" office:value="586" calcext:value-type="float">
            <text:p>586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1646" calcext:value-type="float">
            <text:p>1646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string" calcext:value-type="string">
            <text:p>ok</text:p>
          </table:table-cell>
          <table:table-cell table:style-name="ce24" office:value-type="string" calcext:value-type="string">
            <text:p>imu ok</text:p>
          </table:table-cell>
          <table:table-cell table:style-name="ce24" office:value-type="string" calcext:value-type="string">
            <text:p>ok</text:p>
          </table:table-cell>
          <table:table-cell table:style-name="ce29" office:value-type="string" calcext:value-type="string">
            <text:p>ok</text:p>
          </table:table-cell>
          <table:table-cell table:style-name="ce24" office:value-type="string" calcext:value-type="string">
            <text:p>no test</text:p>
          </table:table-cell>
          <table:table-cell table:style-name="ce29"/>
          <table:table-cell table:style-name="ce29" office:value-type="string" calcext:value-type="string">
            <text:p>ja</text:p>
          </table:table-cell>
          <table:table-cell table:style-name="ce54" office:value-type="string" calcext:value-type="string">
            <text:p>JCA (white)</text:p>
          </table:table-cell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Dot</text:p>
          </table:table-cell>
          <table:table-cell table:style-name="ce14"/>
          <table:table-cell table:style-name="ce19" office:value-type="float" office:value="124" calcext:value-type="float">
            <text:p>12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8" office:value-type="string" calcext:value-type="string">
            <text:p>Theodor</text:p>
          </table:table-cell>
          <table:table-cell table:style-name="ce15"/>
          <table:table-cell table:style-name="ce19" office:value-type="float" office:value="125" calcext:value-type="float">
            <text:p>12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10" office:value-type="string" calcext:value-type="string">
            <text:p>Lauge</text:p>
          </table:table-cell>
          <table:table-cell table:style-name="ce14"/>
          <table:table-cell table:style-name="ce19" office:value-type="float" office:value="126" calcext:value-type="float">
            <text:p>126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Frederik</text:p>
          </table:table-cell>
          <table:table-cell table:style-name="ce15"/>
          <table:table-cell table:style-name="ce19" office:value-type="float" office:value="127" calcext:value-type="float">
            <text:p>12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theo</text:p>
          </table:table-cell>
          <table:table-cell table:style-name="ce14"/>
          <table:table-cell table:style-name="ce19" office:value-type="float" office:value="128" calcext:value-type="float">
            <text:p>12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Anker</text:p>
          </table:table-cell>
          <table:table-cell table:style-name="ce15"/>
          <table:table-cell table:style-name="ce19" office:value-type="float" office:value="129" calcext:value-type="float">
            <text:p>12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dam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Loui</text:p>
          </table:table-cell>
          <table:table-cell table:style-name="ce15"/>
          <table:table-cell table:style-name="ce19" office:value-type="float" office:value="131" calcext:value-type="float">
            <text:p>13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torm</text:p>
          </table:table-cell>
          <table:table-cell table:style-name="ce14"/>
          <table:table-cell table:style-name="ce19" office:value-type="float" office:value="132" calcext:value-type="float">
            <text:p>132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47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avy</text:p>
          </table:table-cell>
          <table:table-cell table:style-name="ce15"/>
          <table:table-cell table:style-name="ce19" office:value-type="float" office:value="133" calcext:value-type="float">
            <text:p>13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Johan</text:p>
          </table:table-cell>
          <table:table-cell table:style-name="ce14"/>
          <table:table-cell table:style-name="ce19" office:value-type="float" office:value="134" calcext:value-type="float">
            <text:p>134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Konrad</text:p>
          </table:table-cell>
          <table:table-cell table:style-name="ce15"/>
          <table:table-cell table:style-name="ce19" office:value-type="float" office:value="135" calcext:value-type="float">
            <text:p>13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Flora</text:p>
          </table:table-cell>
          <table:table-cell table:style-name="ce14"/>
          <table:table-cell table:style-name="ce19" office:value-type="float" office:value="136" calcext:value-type="float">
            <text:p>13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Erik</text:p>
          </table:table-cell>
          <table:table-cell table:style-name="ce15"/>
          <table:table-cell table:style-name="ce19" office:value-type="float" office:value="137" calcext:value-type="float">
            <text:p>137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Albert</text:p>
          </table:table-cell>
          <table:table-cell table:style-name="ce14"/>
          <table:table-cell table:style-name="ce19" office:value-type="float" office:value="138" calcext:value-type="float">
            <text:p>13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Murphy</text:p>
          </table:table-cell>
          <table:table-cell table:style-name="ce15"/>
          <table:table-cell table:style-name="ce19" office:value-type="float" office:value="139" calcext:value-type="float">
            <text:p>139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ars</text:p>
          </table:table-cell>
          <table:table-cell table:style-name="ce14"/>
          <table:table-cell table:style-name="ce19" office:value-type="float" office:value="140" calcext:value-type="float">
            <text:p>140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Uranus</text:p>
          </table:table-cell>
          <table:table-cell table:style-name="ce15"/>
          <table:table-cell table:style-name="ce19" office:value-type="float" office:value="141" calcext:value-type="float">
            <text:p>141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Saturn</text:p>
          </table:table-cell>
          <table:table-cell table:style-name="ce14"/>
          <table:table-cell table:style-name="ce19" office:value-type="float" office:value="142" calcext:value-type="float">
            <text:p>142</text:p>
          </table:table-cell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Venus</text:p>
          </table:table-cell>
          <table:table-cell table:style-name="ce15"/>
          <table:table-cell table:style-name="ce19" office:value-type="float" office:value="143" calcext:value-type="float">
            <text:p>143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luto</text:p>
          </table:table-cell>
          <table:table-cell table:style-name="ce14"/>
          <table:table-cell table:style-name="ce19" office:value-type="float" office:value="144" calcext:value-type="float">
            <text:p>144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Neptune</text:p>
          </table:table-cell>
          <table:table-cell table:style-name="ce15"/>
          <table:table-cell table:style-name="ce19" office:value-type="float" office:value="145" calcext:value-type="float">
            <text:p>145</text:p>
          </table:table-cell>
          <table:table-cell table:style-name="ce78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Titan</text:p>
          </table:table-cell>
          <table:table-cell table:style-name="ce14"/>
          <table:table-cell table:style-name="ce19" office:value-type="float" office:value="146" calcext:value-type="float">
            <text:p>146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5"/>
          <table:table-cell table:style-name="ce10" office:value-type="string" calcext:value-type="string">
            <text:p>Orion</text:p>
          </table:table-cell>
          <table:table-cell table:style-name="ce15"/>
          <table:table-cell table:style-name="ce19" office:value-type="float" office:value="147" calcext:value-type="float">
            <text:p>147</text:p>
          </table:table-cell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24" table:number-columns-repeated="5"/>
          <table:table-cell table:style-name="ce64" table:number-columns-repeated="2"/>
          <table:table-cell table:style-name="ce24" table:number-columns-repeated="2"/>
          <table:table-cell table:style-name="ce29"/>
          <table:table-cell table:style-name="ce24"/>
          <table:table-cell table:style-name="ce29" table:number-columns-repeated="2"/>
          <table:table-cell table:style-name="ce54"/>
          <table:table-cell table:style-name="ce10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Mercury</text:p>
          </table:table-cell>
          <table:table-cell table:style-name="ce14"/>
          <table:table-cell table:style-name="ce19" office:value-type="float" office:value="148" calcext:value-type="float">
            <text:p>148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2">
          <table:table-cell table:style-name="ce3"/>
          <table:table-cell table:style-name="ce8" office:value-type="string" calcext:value-type="string">
            <text:p>Psyche</text:p>
          </table:table-cell>
          <table:table-cell table:style-name="ce14"/>
          <table:table-cell table:style-name="ce19" office:value-type="float" office:value="149" calcext:value-type="float">
            <text:p>149</text:p>
          </table:table-cell>
          <table:table-cell table:style-name="ce77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23" table:number-columns-repeated="5"/>
          <table:table-cell table:style-name="ce63" table:number-columns-repeated="2"/>
          <table:table-cell table:style-name="ce23" table:number-columns-repeated="2"/>
          <table:table-cell table:style-name="ce28"/>
          <table:table-cell table:style-name="ce23"/>
          <table:table-cell table:style-name="ce28" table:number-columns-repeated="2"/>
          <table:table-cell table:style-name="ce53"/>
          <table:table-cell table:style-name="ce8" table:number-columns-repeated="994"/>
          <table:table-cell table:number-columns-repeated="6"/>
        </table:table-row>
        <table:table-row table:style-name="ro3">
          <table:table-cell table:style-name="ce5"/>
          <table:table-cell table:style-name="ce10"/>
          <table:table-cell table:style-name="ce15" table:formula="of:=[.C1]" office:value-type="string" office:string-value="Count" calcext:value-type="string">
            <text:p>Count</text:p>
          </table:table-cell>
          <table:table-cell table:style-name="ce15" table:formula="of:=[.D1]" office:value-type="string" office:string-value="#" calcext:value-type="string">
            <text:p>#</text:p>
          </table:table-cell>
          <table:table-cell table:style-name="ce15" table:formula="of:=[.E1]" office:value-type="string" office:string-value="dato" calcext:value-type="string">
            <text:p>dato</text:p>
          </table:table-cell>
          <table:table-cell table:style-name="ce15"/>
          <table:table-cell table:style-name="ce32" table:formula="of:=[.G1]" office:value-type="string" office:string-value="Linje&#10;Sensor" calcext:value-type="string">
            <text:p>Linje</text:p>
            <text:p>Sensor</text:p>
          </table:table-cell>
          <table:table-cell table:style-name="ce15" table:formula="of:=[.H1]" office:value-type="string" office:string-value="Batteri&#10;OK" calcext:value-type="string">
            <text:p>Batteri</text:p>
            <text:p>OK</text:p>
          </table:table-cell>
          <table:table-cell table:style-name="ce32" table:formula="of:=[.I1]" office:value-type="string" office:string-value="Nyt&#10;Batteri" calcext:value-type="string">
            <text:p>Nyt</text:p>
            <text:p>Batteri</text:p>
          </table:table-cell>
          <table:table-cell table:style-name="ce32"/>
          <table:table-cell table:style-name="ce15" table:formula="of:=[.K1]" office:value-type="string" office:string-value="IR" calcext:value-type="string">
            <text:p>IR</text:p>
          </table:table-cell>
          <table:table-cell table:style-name="ce15" table:formula="of:=[.L1]" office:value-type="string" office:string-value="motor&#10;Test" calcext:value-type="string">
            <text:p>motor</text:p>
            <text:p>Test</text:p>
          </table:table-cell>
          <table:table-cell table:style-name="ce15" table:number-columns-repeated="2"/>
          <table:table-cell table:style-name="ce15" table:formula="of:=[.O1]" office:value-type="string" office:string-value="4.1 &#10;Sw" calcext:value-type="string">
            <text:p>4.1 </text:p>
            <text:p>Sw</text:p>
          </table:table-cell>
          <table:table-cell table:style-name="ce15" table:number-columns-repeated="4"/>
          <table:table-cell table:style-name="ce32" table:formula="of:=[.T1]" office:value-type="string" office:string-value="Mission&#10;Start" calcext:value-type="string">
            <text:p>Mission</text:p>
            <text:p>Start</text:p>
          </table:table-cell>
          <table:table-cell table:style-name="ce15" table:formula="of:=[.U1]" office:value-type="string" office:string-value="Line &#10;follow" calcext:value-type="string">
            <text:p>Line </text:p>
            <text:p>follow</text:p>
          </table:table-cell>
          <table:table-cell table:style-name="ce32" table:formula="of:=[.V1]" office:value-type="string" office:string-value="Bat&#10;Volt" calcext:value-type="string">
            <text:p>Bat</text:p>
            <text:p>Volt</text:p>
          </table:table-cell>
          <table:table-cell table:style-name="ce32"/>
          <table:table-cell table:style-name="ce10" table:number-columns-repeated="995"/>
          <table:table-cell table:number-columns-repeated="6"/>
        </table:table-row>
        <table:table-row table:style-name="ro2">
          <table:table-cell table:style-name="ce6"/>
          <table:table-cell table:style-name="ce11"/>
          <table:table-cell table:style-name="ce16" table:formula="of:=SUM([.C$2:.C50])" office:value-type="float" office:value="23" calcext:value-type="float">
            <text:p>23</text:p>
          </table:table-cell>
          <table:table-cell table:style-name="ce21"/>
          <table:table-cell table:style-name="ce26" table:number-columns-repeated="2"/>
          <table:table-cell table:style-name="ce33" table:formula="of:=COUNTIF([.G2:.G50];&quot;=ja&quot;)" office:value-type="float" office:value="0" calcext:value-type="float">
            <text:p>0</text:p>
          </table:table-cell>
          <table:table-cell table:style-name="ce26"/>
          <table:table-cell table:style-name="ce33" table:number-columns-repeated="2"/>
          <table:table-cell table:style-name="ce26" table:number-columns-repeated="5"/>
          <table:table-cell table:style-name="ce16" table:number-columns-repeated="2"/>
          <table:table-cell table:style-name="ce26" table:number-columns-repeated="2"/>
          <table:table-cell table:style-name="ce33"/>
          <table:table-cell table:style-name="ce26"/>
          <table:table-cell table:style-name="ce33" table:number-columns-repeated="2"/>
          <table:table-cell table:style-name="ce11" table:number-columns-repeated="995"/>
          <table:table-cell table:number-columns-repeated="6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januar_2024.$A$1" table:cell-range-address="$januar_2024.$A$1:.$X$50"/>
        </table:named-expressions>
        <calcext:conditional-formats>
          <calcext:conditional-format calcext:target-range-address="januar_2024.V2:januar_2024.W14 januar_2024.V17:januar_2024.W18 januar_2024.V21:januar_2024.W33 januar_2024.V35:januar_2024.W51 januar_2024.E2:januar_2024.F13 januar_2024.E15:januar_2024.F51 januar_2024.E14:januar_2024.E14 januar_2024.G2:januar_2024.U51 januar_2024.V16:januar_2024.V18 januar_2024.W15:januar_2024.W16">
            <calcext:condition calcext:apply-style-name="ConditionalStyle_6" calcext:value="&gt;0" calcext:base-cell-address="januar_2024.E2"/>
            <calcext:condition calcext:apply-style-name="ConditionalStyle_5" calcext:value="contains-text(&quot;mangler&quot;)" calcext:base-cell-address="januar_2024.E2"/>
          </calcext:conditional-format>
          <calcext:conditional-format calcext:target-range-address="januar_2024.X2:januar_2024.X20 januar_2024.X22:januar_2024.X51 januar_2024.V2:januar_2024.W14 januar_2024.V17:januar_2024.W18 januar_2024.V21:januar_2024.W33 januar_2024.V35:januar_2024.W51 januar_2024.E2:januar_2024.F13 januar_2024.E15:januar_2024.F51 januar_2024.E14:januar_2024.E14 januar_2024.G2:januar_2024.U51 januar_2024.V16:januar_2024.V18 januar_2024.W15:januar_2024.W16">
            <calcext:condition calcext:apply-style-name="ConditionalStyle_3" calcext:value="contains-text(&quot;dårlig&quot;)" calcext:base-cell-address="januar_2024.E2"/>
            <calcext:condition calcext:apply-style-name="ConditionalStyle_2" calcext:value="contains-text(&quot;nej&quot;)" calcext:base-cell-address="januar_2024.E2"/>
            <calcext:condition calcext:apply-style-name="ConditionalStyle_1" calcext:value="contains-text(&quot;ja&quot;)" calcext:base-cell-address="januar_2024.E2"/>
          </calcext:conditional-format>
          <calcext:conditional-format calcext:target-range-address="januar_2024.V15:januar_2024.V15">
            <calcext:condition calcext:apply-style-name="ConditionalStyle_6" calcext:value="&gt;0" calcext:base-cell-address="januar_2024.V15"/>
            <calcext:condition calcext:apply-style-name="ConditionalStyle_5" calcext:value="contains-text(&quot;mangler&quot;)" calcext:base-cell-address="januar_2024.V15"/>
          </calcext:conditional-format>
          <calcext:conditional-format calcext:target-range-address="januar_2024.V15:januar_2024.V15">
            <calcext:condition calcext:apply-style-name="ConditionalStyle_3" calcext:value="contains-text(&quot;dårlig&quot;)" calcext:base-cell-address="januar_2024.V15"/>
            <calcext:condition calcext:apply-style-name="ConditionalStyle_2" calcext:value="contains-text(&quot;nej&quot;)" calcext:base-cell-address="januar_2024.V15"/>
            <calcext:condition calcext:apply-style-name="ConditionalStyle_1" calcext:value="contains-text(&quot;ja&quot;)" calcext:base-cell-address="januar_2024.V15"/>
          </calcext:conditional-format>
          <calcext:conditional-format calcext:target-range-address="januar_2024.V19:januar_2024.W19">
            <calcext:condition calcext:apply-style-name="ConditionalStyle_6" calcext:value="&gt;0" calcext:base-cell-address="januar_2024.V19"/>
            <calcext:condition calcext:apply-style-name="ConditionalStyle_5" calcext:value="contains-text(&quot;mangler&quot;)" calcext:base-cell-address="januar_2024.V19"/>
          </calcext:conditional-format>
          <calcext:conditional-format calcext:target-range-address="januar_2024.V19:januar_2024.W19">
            <calcext:condition calcext:apply-style-name="ConditionalStyle_3" calcext:value="contains-text(&quot;dårlig&quot;)" calcext:base-cell-address="januar_2024.V19"/>
            <calcext:condition calcext:apply-style-name="ConditionalStyle_2" calcext:value="contains-text(&quot;nej&quot;)" calcext:base-cell-address="januar_2024.V19"/>
            <calcext:condition calcext:apply-style-name="ConditionalStyle_1" calcext:value="contains-text(&quot;ja&quot;)" calcext:base-cell-address="januar_2024.V19"/>
          </calcext:conditional-format>
          <calcext:conditional-format calcext:target-range-address="januar_2024.V20:januar_2024.W20">
            <calcext:condition calcext:apply-style-name="ConditionalStyle_6" calcext:value="&gt;0" calcext:base-cell-address="januar_2024.V20"/>
            <calcext:condition calcext:apply-style-name="ConditionalStyle_5" calcext:value="contains-text(&quot;mangler&quot;)" calcext:base-cell-address="januar_2024.V20"/>
          </calcext:conditional-format>
          <calcext:conditional-format calcext:target-range-address="januar_2024.V20:januar_2024.W20">
            <calcext:condition calcext:apply-style-name="ConditionalStyle_3" calcext:value="contains-text(&quot;dårlig&quot;)" calcext:base-cell-address="januar_2024.V20"/>
            <calcext:condition calcext:apply-style-name="ConditionalStyle_2" calcext:value="contains-text(&quot;nej&quot;)" calcext:base-cell-address="januar_2024.V20"/>
            <calcext:condition calcext:apply-style-name="ConditionalStyle_1" calcext:value="contains-text(&quot;ja&quot;)" calcext:base-cell-address="januar_2024.V20"/>
          </calcext:conditional-format>
          <calcext:conditional-format calcext:target-range-address="januar_2024.V34:januar_2024.W34">
            <calcext:condition calcext:apply-style-name="ConditionalStyle_6" calcext:value="&gt;0" calcext:base-cell-address="januar_2024.V34"/>
            <calcext:condition calcext:apply-style-name="ConditionalStyle_5" calcext:value="contains-text(&quot;mangler&quot;)" calcext:base-cell-address="januar_2024.V34"/>
          </calcext:conditional-format>
          <calcext:conditional-format calcext:target-range-address="januar_2024.V34:januar_2024.W34">
            <calcext:condition calcext:apply-style-name="ConditionalStyle_3" calcext:value="contains-text(&quot;dårlig&quot;)" calcext:base-cell-address="januar_2024.V34"/>
            <calcext:condition calcext:apply-style-name="ConditionalStyle_2" calcext:value="contains-text(&quot;nej&quot;)" calcext:base-cell-address="januar_2024.V34"/>
            <calcext:condition calcext:apply-style-name="ConditionalStyle_1" calcext:value="contains-text(&quot;ja&quot;)" calcext:base-cell-address="januar_2024.V34"/>
          </calcext:conditional-format>
          <calcext:conditional-format calcext:target-range-address="januar_2024.Y14:januar_2024.Y14">
            <calcext:condition calcext:apply-style-name="ConditionalStyle_6" calcext:value="&gt;0" calcext:base-cell-address="januar_2024.Y14"/>
            <calcext:condition calcext:apply-style-name="ConditionalStyle_5" calcext:value="contains-text(&quot;mangler&quot;)" calcext:base-cell-address="januar_2024.Y14"/>
          </calcext:conditional-format>
          <calcext:conditional-format calcext:target-range-address="januar_2024.Y14:januar_2024.Y14">
            <calcext:condition calcext:apply-style-name="ConditionalStyle_3" calcext:value="contains-text(&quot;dårlig&quot;)" calcext:base-cell-address="januar_2024.Y14"/>
            <calcext:condition calcext:apply-style-name="ConditionalStyle_2" calcext:value="contains-text(&quot;nej&quot;)" calcext:base-cell-address="januar_2024.Y14"/>
            <calcext:condition calcext:apply-style-name="ConditionalStyle_1" calcext:value="contains-text(&quot;ja&quot;)" calcext:base-cell-address="januar_2024.Y14"/>
          </calcext:conditional-format>
          <calcext:conditional-format calcext:target-range-address="januar_2024.C2:januar_2024.C52 januar_2024.D52:januar_2024.W52">
            <calcext:condition calcext:apply-style-name="ConditionalStyle_4" calcext:value="&gt;0" calcext:base-cell-address="januar_2024.C2"/>
          </calcext:conditional-format>
        </calcext:conditional-formats>
      </table:table>
      <table:table table:name="pakkeliste" table:style-name="ta2">
        <office:forms form:automatic-focus="false" form:apply-design-mode="false"/>
        <table:table-column table:style-name="co19" table:default-cell-style-name="Default"/>
        <table:table-row table:style-name="ro4" table:number-rows-repeated="2">
          <table:table-cell/>
        </table:table-row>
        <table:table-row table:style-name="ro5">
          <table:table-cell table:style-name="ce85" office:value-type="string" calcext:value-type="string">
            <text:p>Pakkeliste til hver robot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Kasse med label</text:p>
          </table:table-cell>
        </table:table-row>
        <table:table-row table:style-name="ro4">
          <table:table-cell office:value-type="string" calcext:value-type="string">
            <text:p>Robot</text:p>
          </table:table-cell>
        </table:table-row>
        <table:table-row table:style-name="ro4">
          <table:table-cell office:value-type="string" calcext:value-type="string">
            <text:p>2.2Ah ekstra batteri</text:p>
          </table:table-cell>
        </table:table-row>
        <table:table-row table:style-name="ro4">
          <table:table-cell office:value-type="string" calcext:value-type="string">
            <text:p>Netkabel</text:p>
          </table:table-cell>
        </table:table-row>
        <table:table-row table:style-name="ro4">
          <table:table-cell office:value-type="string" calcext:value-type="string">
            <text:p>Lader</text:p>
          </table:table-cell>
        </table:table-row>
        <table:table-row table:style-name="ro4">
          <table:table-cell office:value-type="string" calcext:value-type="string">
            <text:p>230V kabel til lader</text:p>
          </table:table-cell>
        </table:table-row>
        <table:table-row table:style-name="ro4">
          <table:table-cell office:value-type="string" calcext:value-type="string">
            <text:p>Microswitch x 2</text:p>
          </table:table-cell>
        </table:table-row>
        <table:table-row table:style-name="ro4">
          <table:table-cell office:value-type="string" calcext:value-type="string">
            <text:p>Kabel til microswitch – 6 leder (1.5m)</text:p>
          </table:table-cell>
        </table:table-row>
        <table:table-row table:style-name="ro4">
          <table:table-cell office:value-type="string" calcext:value-type="string">
            <text:p>ICT 6-polet stik x 3</text:p>
          </table:table-cell>
        </table:table-row>
        <table:table-row table:style-name="ro4">
          <table:table-cell/>
        </table:table-row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januar_2024.A1:januar_2024.X5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Efter" style:display-name="PageStyle_Efte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ristian</meta:initial-creator>
    <meta:creation-date>2018-01-22T12:54:25</meta:creation-date>
    <dc:date>2024-01-30T15:00:13.187430445</dc:date>
    <meta:generator>LibreOffice/7.3.7.2$Linux_X86_64 LibreOffice_project/30$Build-2</meta:generator>
    <meta:editing-duration>P2DT23H55M34S</meta:editing-duration>
    <meta:editing-cycles>167</meta:editing-cycles>
    <meta:print-date>2023-11-20T11:54:40.141910196</meta:print-date>
    <meta:document-statistic meta:table-count="2" meta:cell-count="6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